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 style:list-style-name="L1">
      <style:text-properties fo:font-size="14pt" style:font-size-asian="14pt" style:font-size-complex="14pt"/>
    </style:style>
    <style:style style:name="P3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Preformatted_20_Text" style:list-style-name="L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fo:background-color="#00ff00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2cm" fo:text-indent="-0.635cm" fo:margin-left="1.4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7cm" fo:text-indent="-0.635cm" fo:margin-left="2.0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2cm" fo:text-indent="-0.635cm" fo:margin-left="2.7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7cm" fo:text-indent="-0.635cm" fo:margin-left="3.3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2cm" fo:text-indent="-0.635cm" fo:margin-left="3.9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7cm" fo:text-indent="-0.635cm" fo:margin-left="4.6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2cm" fo:text-indent="-0.635cm" fo:margin-left="5.2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7cm" fo:text-indent="-0.635cm" fo:margin-left="5.8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2cm" fo:text-indent="-0.635cm" fo:margin-left="6.5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7cm" fo:text-indent="-0.635cm" fo:margin-left="7.16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3"/></text:p>
      <text:p text:style-name="Preformatted_20_Text"><text:s text:c="8"/><text:span text:style-name="T1"><text:s text:c="9"/></text:span><text:span text:style-name="T2"><text:s text:c="2"/></text:span><text:span text:style-name="T3"><text:s text:c="2"/>PERSONEL EKSİKLERİ </text:span></text:p>
      <text:p text:style-name="P1"/>
      <text:list xml:id="list47610692" text:style-name="L1">
        <text:list-header>
          <text:p text:style-name="P2"/>
        </text:list-header>
      </text:list>
      <text:p text:style-name="P1"/>
      <text:list xml:id="list529173877" text:continue-numbering="true" text:style-name="L1">
        <text:list-item>
          <text:p text:style-name="P5"><text:s text:c="2"/>İzin bilgilerinin tutulması</text:p>
        </text:list-item>
      </text:list>
      <text:p text:style-name="P4"/>
      <text:list xml:id="list731748880" text:continue-numbering="true" text:style-name="L1">
        <text:list-item>
          <text:p text:style-name="P5"><text:s text:c="2"/>Vizite kağıdı yok</text:p>
        </text:list-item>
      </text:list>
      <text:p text:style-name="P4"/>
      <text:list xml:id="list526027311" text:continue-numbering="true" text:style-name="L1">
        <text:list-item>
          <text:p text:style-name="P5"><text:s text:c="3"/>Kıdem ve İhbar tazmınatı raporu yok</text:p>
        </text:list-item>
      </text:list>
      <text:p text:style-name="P4"/>
      <text:list xml:id="list1534183066" text:continue-numbering="true" text:style-name="L1">
        <text:list-item>
          <text:p text:style-name="P5"><text:s text:c="2"/>Fazla Mesai hesaplaması yok</text:p>
        </text:list-item>
      </text:list>
      <text:p text:style-name="P4"/>
      <text:list xml:id="list1552929904" text:continue-numbering="true" text:style-name="L1">
        <text:list-item>
          <text:p text:style-name="P5"><text:s text:c="2"/>İşe giriş ve çıkış belgelerinin SGK ya online iletilmesi</text:p>
        </text:list-item>
      </text:list>
      <text:p text:style-name="P4"/>
      <text:list xml:id="list1694283250" text:continue-numbering="true" text:style-name="L1">
        <text:list-item>
          <text:p text:style-name="P5"><text:s text:c="2"/>İşten ayrılma raporu yenıden düzenlenmeli</text:p>
          <text:p text:style-name="P5"/>
        </text:list-item>
      </text:list>
      <text:p text:style-name="P4"/>
      <text:p text:style-name="P3"/>
      <text:list xml:id="list2085873074" text:continue-numbering="true" text:style-name="L1">
        <text:list-header>
          <text:p text:style-name="P2"/>
          <text:p text:style-name="P2"/>
        </text:list-header>
      </text:list>
      <text:p text:style-name="P1"/>
      <text:p text:style-name="P1"/>
      <text:p text:style-name="P1"/>
      <text:p text:style-name="P1"/>
      <text:p text:style-name="P1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><text:tab/></text:p>
      <text:p text:style-name="Preformatted_20_Text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font-size-asian="10.5pt" style:language-asian="tr" style:country-asian="TR" style:font-size-complex="12pt" style:language-complex="tr" style:country-complex="T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font-name-asian="DejaVu Sans" style:font-size-asian="10.5pt" style:language-asian="tr" style:country-asian="TR" style:font-name-complex="DejaVu Sans" style:font-size-complex="12pt" style:language-complex="tr" style:country-complex="T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12-24T15:21:45</dc:date>
    <meta:editing-duration>PT00H54M51S</meta:editing-duration>
    <meta:editing-cycles>4</meta:editing-cycles>
    <meta:document-statistic meta:table-count="0" meta:image-count="0" meta:object-count="0" meta:page-count="2" meta:paragraph-count="10" meta:word-count="38" meta:character-count="273"/>
  </office:meta>
</office:document-meta>
</file>